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d2420"/>
    </style:style>
    <style:style style:name="P2" style:family="paragraph" style:parent-style-name="Text_20_body">
      <style:paragraph-properties fo:break-before="page"/>
      <style:text-properties officeooo:paragraph-rsid="00207aa7"/>
    </style:style>
    <style:style style:name="P3" style:family="paragraph" style:parent-style-name="Text_20_body">
      <style:text-properties officeooo:rsid="001ca35e" officeooo:paragraph-rsid="0024887e"/>
    </style:style>
    <style:style style:name="P4" style:family="paragraph" style:parent-style-name="Text_20_body">
      <style:text-properties officeooo:rsid="001ca35e" officeooo:paragraph-rsid="00207aa7"/>
    </style:style>
    <style:style style:name="P5" style:family="paragraph" style:parent-style-name="Text_20_body">
      <style:text-properties officeooo:rsid="001ca35e" officeooo:paragraph-rsid="001dca92"/>
    </style:style>
    <style:style style:name="P6" style:family="paragraph" style:parent-style-name="Text_20_body">
      <style:text-properties officeooo:rsid="001d2420" officeooo:paragraph-rsid="001d2420"/>
    </style:style>
    <style:style style:name="P7" style:family="paragraph" style:parent-style-name="Text_20_body">
      <style:text-properties officeooo:rsid="0018b3be" officeooo:paragraph-rsid="00197b33"/>
    </style:style>
    <style:style style:name="P8" style:family="paragraph" style:parent-style-name="Text_20_body">
      <style:text-properties officeooo:paragraph-rsid="0024887e"/>
    </style:style>
    <style:style style:name="P9" style:family="paragraph" style:parent-style-name="Text_20_body">
      <style:text-properties officeooo:paragraph-rsid="002b61a4"/>
    </style:style>
    <style:style style:name="P10" style:family="paragraph" style:parent-style-name="Text_20_body">
      <style:text-properties style:text-underline-style="solid" style:text-underline-type="double" style:text-underline-width="auto" style:text-underline-color="font-color" officeooo:rsid="002b61a4" officeooo:paragraph-rsid="002b61a4"/>
    </style:style>
    <style:style style:name="P11" style:family="paragraph" style:parent-style-name="Text_20_body">
      <style:text-properties style:text-underline-style="solid" style:text-underline-type="double" style:text-underline-width="auto" style:text-underline-color="font-color" officeooo:rsid="002b61a4" officeooo:paragraph-rsid="002d0f35"/>
    </style:style>
    <style:style style:name="P12" style:family="paragraph" style:parent-style-name="Text_20_body">
      <style:text-properties officeooo:paragraph-rsid="002d0f35"/>
    </style:style>
    <style:style style:name="P13" style:family="paragraph" style:parent-style-name="Text_20_body">
      <style:text-properties officeooo:rsid="002dc2b0" officeooo:paragraph-rsid="002dc2b0"/>
    </style:style>
    <style:style style:name="P14" style:family="paragraph" style:parent-style-name="Text_20_body">
      <style:text-properties officeooo:paragraph-rsid="002dc2b0"/>
    </style:style>
    <style:style style:name="T1" style:family="text">
      <style:text-properties officeooo:rsid="001ca35e"/>
    </style:style>
    <style:style style:name="T2" style:family="text">
      <style:text-properties fo:font-style="italic" officeooo:rsid="001ca35e" style:font-style-asian="italic" style:font-style-complex="italic"/>
    </style:style>
    <style:style style:name="T3" style:family="text">
      <style:text-properties officeooo:rsid="002869a8"/>
    </style:style>
    <style:style style:name="T4" style:family="text">
      <style:text-properties officeooo:rsid="002b61a4"/>
    </style:style>
    <style:style style:name="T5" style:family="text">
      <style:text-properties style:text-underline-style="solid" style:text-underline-type="double" style:text-underline-width="auto" style:text-underline-color="font-color"/>
    </style:style>
    <style:style style:name="T6" style:family="text">
      <style:text-properties style:text-underline-style="solid" style:text-underline-type="double" style:text-underline-width="auto" style:text-underline-color="font-color" officeooo:rsid="002b61a4"/>
    </style:style>
    <style:style style:name="T7" style:family="text">
      <style:text-properties style:text-underline-style="solid" style:text-underline-type="double" style:text-underline-width="auto" style:text-underline-color="font-color" officeooo:rsid="002d0f35"/>
    </style:style>
    <style:style style:name="T8" style:family="text">
      <style:text-properties style:text-underline-style="solid" style:text-underline-type="double" style:text-underline-width="auto" style:text-underline-color="font-color" officeooo:rsid="002dc2b0"/>
    </style:style>
    <style:style style:name="T9" style:family="text">
      <style:text-properties officeooo:rsid="002d0f35"/>
    </style:style>
    <style:style style:name="T10" style:family="text">
      <style:text-properties officeooo:rsid="002dc2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Wer heute effizient sortieren will, der findet im Lehrbuch meist zwei Möglichkeiten: Quicksort, Mergesort. <text:s/>Bessere Lehrbücher erwähnen auch den Naturell Mergesort. Quicksort braucht zum Sortieren im besten Fall so viele Vergleiche wie Mergesort in der Regel bzw. der natürliche Mergesort in seinem schlimmsten Fall braucht. Die Zahl der Vergleiche bei Mergesort ist dabei eine Grenze, mit welcher man im schlimmsten Fall immer rechnen muss. Während der Mergesort der kleinste Merge grundsätzliche mit zwei Einzeldaten beginnt, wird besteht beim Naturell-Mergesort der kleinste Merge immer auf zwei sortierten Teilfolgen – sogenannte Runs. Da ich im Internet für den Naturell Merge ich nur iterative Varianten gefunden habe, habe ich meinen aufsteigend rekursive Naturell Merge-Variante <text:s/>Avalanche-Sort geannt, weil die Sortiermenge wie bei einer Lawine klein startet und explosiv anwächst. </text:span></text:p>
      <text:p text:style-name="P3">Quicksort und die beiden MergeSorts müssen früh ‚wissen‘, wie viele Daten sie zu sortieren sollen. AvalancheSort muss dies nicht wissen - wegen seiner aufsteigend rekursiven Steuerung. Die funktioniert so: Der AvalancheSort-Manager startet mit der Rekursionszähler 1 und ruft einen AvaalncheSort mit der Ordnung 1 auf. Dies mergt er zwei Run 0. Ordnung zu einem Run 1. Ordnung. Wenn noch Unsortierte da ist, ruft der Manager einen zweiten AvalancheSort mit Ordnung 1 auf. Der AvalancheSort liefert ein zweiten Run 1. Ordnung zurück. Der Avalanche-Manager mergt dann beide beiden Runs 1. Ordnung zu einem Run 2. Ordnung und erhöht gleichzeitig seinen Rekursionszähler auf 2. Wenn immer noch Unsortiertes da ist, startet er einen AvalanchsSort mit der Ordnung 2. Weil aufgerufene AvalancheSort keine Runs hat, startet er zwei AvalanchseSorts, deren 1. Ordnung um eins kleiner. Das Ergebnis des AvalancheSort 2. Ordnung mergt der Avalanche-Manager mit seinem anderen Run 2. Ordnung zu einem Run 3. Ordnung. Der Avalanche-Manager erhöht seinen Rekursionszähler solange, bis keine Daten mehr vorhanden sind. Die Abbildung deutet an, wie lawinenartig die Gier nach Sortierdaten wächst.</text:p>
      <text:p text:style-name="P9"><text:span text:style-name="T1">Bei der Programmierung von Avalanche-Sort habe ich Wert auf die Trennung von Datenhaltung und Beschreibung des Sortieralgorithmus gelegt, da ich glaubte, dass für das Sortieren die Datenhaltung egal sein sollte. Mein PHP-Code erlaubt daher per </text:span><text:bookmark text:name="Interface_Injection"/>Interface Injection <text:span text:style-name="T3">eine passende Datenhaltungsform zu definieren. <text:s/>Nartürlich kann man per Dependency-Injection beliebige Sortierfunktionen definieren. Für den Vergleich von Quicksort und Avalanchesort habe ich in meinem TestCode neben der Array-Datenhaltung und einen Listenarray definiert. <text:s/>Im Listenarray verweist jedes Element im Array auf seinen natürlichen Nachfolger. Da AvalancheSort nur die abstrakte Methode </text:span><text:span text:style-name="T2">getNextIdent</text:span><text:span text:style-name="T1">() benötigt, kann der Algorithmus den Array nur durch Verbiegen der Zeiger sortieren und muss im Gegensatz zum Quicksort erst zum Schluss einmal die Inhalte der Array-Zellen durchtauschen. Mit der Programmierung dieser Sortierform verbinde ich die Hoffnung, dass die Programmierer von PHP <text:s/>die Idee aufnehmen und für die Arrays und für die stdClass endlich einen allgemeinen sort-Befehl definieren, der auch Callback-Funktionen zur Parametrisierung der Sortierung entgegen nimmt. Den Wahn, dass PHP in Zukunft neben den Objekten und den assoziativen Arrays auch Listen als eigenständige Datenstruktur unterstüzen könnte, habe ich schon lange aufgegeben.</text:span></text:p>
      <text:p text:style-name="P13">Syntax für Liste </text:p>
      <text:p text:style-name="P14"><text:span text:style-name="T10">A) Beziehungen zwischen Listen und Listen </text:span></text:p>
      <text:p text:style-name="P13">$a = $b « $c // Operator machte Elemente zu Listenelementen und baut sie zur Liste zusammenfügt</text:p>
      <text:p text:style-name="P13">$a «= $b // vorne anfügen</text:p>
      <text:p text:style-name="P14"><text:span text:style-name="T10">$a =« $ hinten anfügen</text:span></text:p>
      <text:p text:style-name="P14"><text:soft-page-break/><text:span text:style-name="T10">$a«$b» = Element in der Liste A auf dass der Zeiger $ zeigt</text:span></text:p>
      <text:p text:style-name="P13">b) Beziehungen zwischen Listen und Elementen </text:p>
      <text:p text:style-name="P13">c) </text:p>
      <text:p text:style-name="P9"><text:span text:style-name="T4">$a = «» // definiere leere Listen</text:span></text:p>
      <text:p text:style-name="P11">$a = $b « $c « $d; // definiere die Liste aus den Elementen $b → $c → $<text:span text:style-name="T9">d</text:span></text:p>
      <text:p text:style-name="P12"><text:span text:style-name="T4">$a = «</text:span><text:span text:style-name="T6">$b </text:span><text:span text:style-name="T7">,</text:span><text:span text:style-name="T6"> $c, $d</text:span><text:span text:style-name="T4">» // definiere Liste mit Liste </text:span><text:span text:style-name="T6">$b →</text:span><text:span text:style-name="T7"> </text:span><text:span text:style-name="T6"><text:s/>$c →$d;</text:span><text:span text:style-name="T4"> </text:span></text:p>
      <text:p text:style-name="P12"><text:span text:style-name="T4">$a «= $b // hänge Element/Liste $b <text:s/>vor Liste $a ( oder $a = $a « $b)</text:span></text:p>
      <text:p text:style-name="P12"><text:span text:style-name="T4">$a =« $b // hänge Element/Liste $b <text:s/>hinter/an Liste $a (oder $a = $b « $b)</text:span></text:p>
      <text:p text:style-name="P10"/>
      <text:p text:style-name="P12"><text:span text:style-name="T6">$a «= $b // hänge Element/Liste </text:span><text:span text:style-name="T7">$b </text:span><text:span text:style-name="T6"><text:s/>an Liste </text:span><text:span text:style-name="T7">$a</text:span></text:p>
      <text:p text:style-name="P12"><text:span text:style-name="T7">[$b, $c, $d] = $a // splite $a in $b, $c und $d=rest) auf</text:span></text:p>
      <text:p text:style-name="P9"><text:span text:style-name="T6">$a </text:span><text:span text:style-name="T7">= ««$b;</text:span><text:span text:style-name="T6"> // entfern</text:span><text:span text:style-name="T7">e</text:span><text:span text:style-name="T6"> das erste Element aus der Listenarray </text:span><text:span text:style-name="T7">und weise das Einzelelement $a zu</text:span></text:p>
      <text:p text:style-name="P12"><text:span text:style-name="T7">$a = </text:span><text:span text:style-name="T6">$b»» <text:s/>entferne das letzte Eement aus der Liste </text:span><text:span text:style-name="T7">und weise das Einzelelement $a zu </text:span></text:p>
      <text:p text:style-name="P13"><text:span text:style-name="T7">S</text:span><text:span text:style-name="T5">chleifen </text:span></text:p>
      <text:p text:style-name="P14"><text:span text:style-name="T8">foreach ($b as $rest) {</text:span></text:p>
      <text:p text:style-name="P13"><text:span text:style-name="T5"><text:tab/>$rest contain rest of liste</text:span></text:p>
      <text:p text:style-name="P13"><text:span text:style-name="T5">}</text:span></text:p>
      <text:p text:style-name="P14"><text:span text:style-name="T8">foreach ($b as $rest) {</text:span></text:p>
      <text:p text:style-name="P13"><text:span text:style-name="T5"><text:tab/>$rest contain rest of liste</text:span></text:p>
      <text:p text:style-name="P13"><text:span text:style-name="T5">}</text:span></text:p>
      <text:p text:style-name="P12"><text:span text:style-name="T7">$a »= $b </text:span><text:span text:style-name="T8">kopiere in $a das Element auf das $b aktuell zeigt.</text:span></text:p>
      <text:p text:style-name="P4"><text:s/></text:p>
      <text:p text:style-name="P2"/>
      <text:p text:style-name="P5">Da das Sortieren unabhängig von der Datenhaltung ist, sind in der Programmierung der Avalanchesort in PHP abstrakt programmiert. <text:s/>Der Zugriff auf die Daten ist in einer eigenen Klasse zu definieren. Praktisch hat dies den Vorteil, dann man ganz unterschiedliche , welche Voreteile und welche Nachteile bestimmte Sortieralgorithmen <text:s/>, <text:s/>starte einen Avalanchesort mit der Ordnung eins, der wiederum zwei Runs nullter Ordnung zu einem Run erster Ordnung mergt. Der Avalanche mergt die beiden zu einem Run zweiter Ordnung. <text:s/>, dann starte einen Mergesort mit der Ordnung null. Dieser mergt die ersten beiden Runs (sortierte Teilfolgen) des unsortierten Datensatz zu einem Run erster Ordnung. Wenn noch Daten vorhanden sind, dann rufe einen zweiten Mergesort der Ordnung null auf. Und rufe</text:p>
      <text:p text:style-name="P1"/>
      <text:p text:style-name="P6">Es werden immer zwei Runs gleicher Ordnung </text:p>
      <text:p text:style-name="P7">Der Quicksort sortiert Top-Down, indem es vergleichend Daten in zwei Gruppe aufteilt und anschließend die Gruppen jeweils nach dem gleichen Prinzip sortiert. Der Mergesort geht Bottom-Up vor, indem er die Daten erst aufteilt und anschließend die Einzelelemente paarweise zu immer größer werdenden Ketten zusammenfügt. <text:s/>Im Gegensatz zum Quicksort sortiert der Mergesort und auch der natürliche Mergesort stabil, indem sie die natürliche Reihenfolge von Elementen mit gleichen Rank beibehalten. Wer schon mal sortierte Daten nach einem zweiten Kriterium sortiert hat, um den Größten der Größten zu bestimmen, der weiß diese Eigenschaft zu schätzen. <text:s/>Der natürliche Mergesort ist eine Mergesort, der mit vorsortierten Teilketten beginnt. </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18:07:23.337000000</meta:creation-date>
    <dc:date>2020-07-17T20:42:56.331000000</dc:date>
    <meta:editing-duration>PT1H44M35S</meta:editing-duration>
    <meta:editing-cycles>2</meta:editing-cycles>
    <meta:generator>LibreOffice/6.3.2.2$Windows_X86_64 LibreOffice_project/98b30e735bda24bc04ab42594c85f7fd8be07b9c</meta:generator>
    <meta:document-statistic meta:table-count="0" meta:image-count="0" meta:object-count="0" meta:page-count="3" meta:paragraph-count="32" meta:word-count="929" meta:character-count="6036" meta:non-whitespace-character-count="5108"/>
  </office:meta>
</office:document-meta>
</file>